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text:p text:style-name="P4">use pair grey if the two above it havent yet shown current</text:p>
      <text:p text:style-name="P4"/>
      <text:p text:style-name="P4">need a lesson in planning good lighting I wantr dymatic light of the ship but also to be able to see itbut without you thinking where is it lit from</text:p>
      <text:p text:style-name="P4">https://cgcookie.com/articles</text:p>
      <text:p text:style-name="P4"><text:a xlink:type="simple" xlink:href="https://www.youtube.com/watch?v=T-HXmQAMhG0&amp;list=PLJ4rOFLQFH4BUVziWikfHvL8TbNGJ6M_f" text:style-name="Internet_20_link" text:visited-style-name="Visited_20_Internet_20_Link">https://www.youtube.com/watch?v=T-HXmQAMhG0&amp;list=PLJ4rOFLQFH4BUVziWikfHvL8TbNGJ6M_f</text:a></text:p>
      <text:p text:style-name="P4"/>
      <text:p text:style-name="P4">seeing if can get away not tagging the ships dont know if this good or bad idea</text:p>
      <text:p text:style-name="P4">see if I can change ai ships so have ai code, my targetting code, and set up code and try and make them as much like human players as possible and give them their own static – this would make game more adaptable I think,</text:p>
      <text:p text:style-name="P4"/>
      <text:p text:style-name="P4"><text:soft-page-break/>would be cool if every time you killed something you got an skull on your ship, would be cool in general if tracked who killed who</text:p>
      <text:p text:style-name="P4"/>
      <text:p text:style-name="P4">make excel of prioroities to do</text:p>
      <text:p text:style-name="P4"/>
      <text:p text:style-name="P4">see what uses ship tag see if can code to check for scripts instead</text:p>
      <text:p text:style-name="P4">remake map or bounce or something so if get stuck facing wall will turn around with time</text:p>
      <text:p text:style-name="P4"/>
      <text:p text:style-name="P4">future games with phone woody can change resistance of bikes this could be used for feedback affordance if done right could even get rumble maybe check the rumble frequency on the playstation copy that integrate with current resistannce and smooth in so peak start at current resistance grow and drop, troughs follow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12</meta:editing-cycles>
    <meta:creation-date>2018-10-19T14:39:00</meta:creation-date>
    <dc:date>2018-12-03T22:35:40.84</dc:date>
    <meta:editing-duration>P4DT20H40M24S</meta:editing-duration>
    <meta:generator>OpenOffice/4.1.5$Win32 OpenOffice.org_project/415m1$Build-9789</meta:generator>
    <meta:document-statistic meta:table-count="0" meta:image-count="0" meta:object-count="0" meta:page-count="18" meta:paragraph-count="247" meta:word-count="4470" meta:character-count="248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